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10.545cm" fo:min-width="9.025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508cm" draw:marker-end="Arrow" draw:marker-end-width="0.305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25cm" svg:height="10.795cm" svg:x="1.778cm" svg:y="0.508cm">
          <text:p text:style-name="P1"><text:span text:style-name="T1">image_generator_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0.725cm" svg:x="1.778cm" svg:y="2.265cm">
          <draw:text-box>
            <text:p><text:span text:style-name="T2">res_n</text:span></text:p>
          </draw:text-box>
        </draw:frame>
        <draw:frame draw:style-name="gr2" draw:text-style-name="P3" draw:layer="layout" svg:width="2.032cm" svg:height="0.725cm" svg:x="1.778cm" svg:y="2.997cm">
          <draw:text-box>
            <text:p><text:span text:style-name="T2">enb</text:span></text:p>
          </draw:text-box>
        </draw:frame>
        <draw:frame draw:style-name="gr2" draw:text-style-name="P3" draw:layer="layout" svg:width="3.302cm" svg:height="0.725cm" svg:x="1.778cm" svg:y="6.661cm">
          <draw:text-box>
            <text:p><text:span text:style-name="T2">x_coord [10:0]</text:span></text:p>
          </draw:text-box>
        </draw:frame>
        <draw:frame draw:style-name="gr2" draw:text-style-name="P3" draw:layer="layout" svg:width="2.032cm" svg:height="0.725cm" svg:x="1.778cm" svg:y="1.532cm">
          <draw:text-box>
            <text:p><text:span text:style-name="T2">clk</text:span></text:p>
          </draw:text-box>
        </draw:frame>
        <draw:frame draw:style-name="gr2" draw:text-style-name="P3" draw:layer="layout" svg:width="4.064cm" svg:height="0.725cm" svg:x="1.778cm" svg:y="7.393cm">
          <draw:text-box>
            <text:p><text:span text:style-name="T2">y_coord [9:0]</text:span></text:p>
          </draw:text-box>
        </draw:frame>
        <draw:frame draw:style-name="gr2" draw:text-style-name="P3" draw:layer="layout" svg:width="2.667cm" svg:height="0.725cm" svg:x="1.778cm" svg:y="8.126cm">
          <draw:text-box>
            <text:p><text:span text:style-name="T2">l_scored</text:span></text:p>
          </draw:text-box>
        </draw:frame>
        <draw:frame draw:style-name="gr2" draw:text-style-name="P3" draw:layer="layout" svg:width="4.064cm" svg:height="0.725cm" svg:x="1.778cm" svg:y="8.859cm">
          <draw:text-box>
            <text:p><text:span text:style-name="T2">r_scored</text:span></text:p>
          </draw:text-box>
        </draw:frame>
        <draw:frame draw:style-name="gr2" draw:text-style-name="P3" draw:layer="layout" svg:width="4.064cm" svg:height="0.725cm" svg:x="1.778cm" svg:y="9.591cm">
          <draw:text-box>
            <text:p><text:span text:style-name="T2">l_paddle_hit</text:span></text:p>
          </draw:text-box>
        </draw:frame>
        <draw:frame draw:style-name="gr2" draw:text-style-name="P3" draw:layer="layout" svg:width="4.064cm" svg:height="0.725cm" svg:x="1.778cm" svg:y="10.324cm">
          <draw:text-box>
            <text:p><text:span text:style-name="T2">r_paddle_hit</text:span></text:p>
          </draw:text-box>
        </draw:frame>
        <draw:frame draw:style-name="gr2" draw:text-style-name="P3" draw:layer="layout" svg:width="4.064cm" svg:height="0.725cm" svg:x="1.778cm" svg:y="3.73cm">
          <draw:text-box>
            <text:p><text:span text:style-name="T2">btn_up_left</text:span></text:p>
          </draw:text-box>
        </draw:frame>
        <draw:frame draw:style-name="gr2" draw:text-style-name="P3" draw:layer="layout" svg:width="4.064cm" svg:height="0.725cm" svg:x="1.778cm" svg:y="4.463cm">
          <draw:text-box>
            <text:p><text:span text:style-name="T2">btn_down_left</text:span></text:p>
          </draw:text-box>
        </draw:frame>
        <draw:line draw:style-name="gr3" draw:text-style-name="P1" draw:layer="layout" svg:x1="0.381cm" svg:y1="1.905cm" svg:x2="1.778cm" svg:y2="1.905cm">
          <text:p/>
        </draw:line>
        <draw:line draw:style-name="gr3" draw:text-style-name="P1" draw:layer="layout" svg:x1="0.381cm" svg:y1="2.643cm" svg:x2="1.778cm" svg:y2="2.643cm">
          <text:p/>
        </draw:line>
        <draw:line draw:style-name="gr3" draw:text-style-name="P1" draw:layer="layout" svg:x1="0.381cm" svg:y1="3.381cm" svg:x2="1.778cm" svg:y2="3.381cm">
          <text:p/>
        </draw:line>
        <draw:line draw:style-name="gr3" draw:text-style-name="P1" draw:layer="layout" svg:x1="0.381cm" svg:y1="4.119cm" svg:x2="1.778cm" svg:y2="4.119cm">
          <text:p/>
        </draw:line>
        <draw:line draw:style-name="gr3" draw:text-style-name="P1" draw:layer="layout" svg:x1="0.381cm" svg:y1="4.857cm" svg:x2="1.778cm" svg:y2="4.857cm">
          <text:p/>
        </draw:line>
        <draw:line draw:style-name="gr4" draw:text-style-name="P1" draw:layer="layout" svg:x1="0.381cm" svg:y1="7.071cm" svg:x2="1.778cm" svg:y2="7.071cm">
          <text:p/>
        </draw:line>
        <draw:line draw:style-name="gr4" draw:text-style-name="P1" draw:layer="layout" svg:x1="0.381cm" svg:y1="7.809cm" svg:x2="1.778cm" svg:y2="7.809cm">
          <text:p/>
        </draw:line>
        <draw:line draw:style-name="gr3" draw:text-style-name="P1" draw:layer="layout" svg:x1="0.381cm" svg:y1="8.547cm" svg:x2="1.778cm" svg:y2="8.547cm">
          <text:p/>
        </draw:line>
        <draw:line draw:style-name="gr3" draw:text-style-name="P1" draw:layer="layout" svg:x1="0.381cm" svg:y1="9.285cm" svg:x2="1.778cm" svg:y2="9.285cm">
          <text:p/>
        </draw:line>
        <draw:line draw:style-name="gr3" draw:text-style-name="P1" draw:layer="layout" svg:x1="0.381cm" svg:y1="10.023cm" svg:x2="1.778cm" svg:y2="10.023cm">
          <text:p/>
        </draw:line>
        <draw:line draw:style-name="gr3" draw:text-style-name="P1" draw:layer="layout" svg:x1="0.381cm" svg:y1="10.761cm" svg:x2="1.778cm" svg:y2="10.761cm">
          <text:p/>
        </draw:line>
        <draw:frame draw:style-name="gr5" draw:text-style-name="P3" draw:layer="layout" svg:width="4.826cm" svg:height="0.725cm" svg:x="6.477cm" svg:y="3.839cm">
          <draw:text-box>
            <text:p><text:span text:style-name="T2">y_paddle_left [9:0]</text:span></text:p>
          </draw:text-box>
        </draw:frame>
        <draw:frame draw:style-name="gr5" draw:text-style-name="P3" draw:layer="layout" svg:width="3.302cm" svg:height="0.725cm" svg:x="8.001cm" svg:y="1.689cm">
          <draw:text-box>
            <text:p><text:span text:style-name="T2">rgb [23:0]</text:span></text:p>
          </draw:text-box>
        </draw:frame>
        <draw:frame draw:style-name="gr5" draw:text-style-name="P3" draw:layer="layout" svg:width="4.826cm" svg:height="0.725cm" svg:x="6.477cm" svg:y="5.988cm">
          <draw:text-box>
            <text:p><text:span text:style-name="T2">y_paddle_right [9:0]</text:span></text:p>
          </draw:text-box>
        </draw:frame>
        <draw:frame draw:style-name="gr5" draw:text-style-name="P3" draw:layer="layout" svg:width="4.826cm" svg:height="0.725cm" svg:x="6.477cm" svg:y="8.138cm">
          <draw:text-box>
            <text:p><text:span text:style-name="T2">x_ball [10:0]</text:span></text:p>
          </draw:text-box>
        </draw:frame>
        <draw:frame draw:style-name="gr5" draw:text-style-name="P3" draw:layer="layout" svg:width="4.826cm" svg:height="0.725cm" svg:x="6.477cm" svg:y="10.287cm">
          <draw:text-box>
            <text:p><text:span text:style-name="T2">y_ball [9:0]</text:span></text:p>
          </draw:text-box>
        </draw:frame>
        <draw:line draw:style-name="gr4" draw:text-style-name="P1" draw:layer="layout" svg:x1="11.303cm" svg:y1="2.032cm" svg:x2="12.7cm" svg:y2="2.032cm">
          <text:p/>
        </draw:line>
        <draw:line draw:style-name="gr4" draw:text-style-name="P1" draw:layer="layout" svg:x1="11.303cm" svg:y1="4.191cm" svg:x2="12.7cm" svg:y2="4.191cm">
          <text:p/>
        </draw:line>
        <draw:line draw:style-name="gr4" draw:text-style-name="P1" draw:layer="layout" svg:x1="11.303cm" svg:y1="6.35cm" svg:x2="12.7cm" svg:y2="6.35cm">
          <text:p/>
        </draw:line>
        <draw:line draw:style-name="gr4" draw:text-style-name="P1" draw:layer="layout" svg:x1="11.303cm" svg:y1="8.509cm" svg:x2="12.7cm" svg:y2="8.509cm">
          <text:p/>
        </draw:line>
        <draw:line draw:style-name="gr4" draw:text-style-name="P1" draw:layer="layout" svg:x1="11.303cm" svg:y1="10.668cm" svg:x2="12.7cm" svg:y2="10.668cm">
          <text:p/>
        </draw:line>
        <draw:frame draw:style-name="gr2" draw:text-style-name="P3" draw:layer="layout" svg:width="4.064cm" svg:height="0.725cm" svg:x="1.778cm" svg:y="5.195cm">
          <draw:text-box>
            <text:p><text:span text:style-name="T2">btn_up_right</text:span></text:p>
          </draw:text-box>
        </draw:frame>
        <draw:frame draw:style-name="gr2" draw:text-style-name="P3" draw:layer="layout" svg:width="4.064cm" svg:height="0.725cm" svg:x="1.778cm" svg:y="5.928cm">
          <draw:text-box>
            <text:p><text:span text:style-name="T2">btn_down_right</text:span></text:p>
          </draw:text-box>
        </draw:frame>
        <draw:line draw:style-name="gr3" draw:text-style-name="P1" draw:layer="layout" svg:x1="0.381cm" svg:y1="5.595cm" svg:x2="1.778cm" svg:y2="5.595cm">
          <text:p/>
        </draw:line>
        <draw:line draw:style-name="gr3" draw:text-style-name="P1" draw:layer="layout" svg:x1="0.381cm" svg:y1="6.333cm" svg:x2="1.778cm" svg:y2="6.3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056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1:13:16.030848209</meta:creation-date>
    <dc:date>2016-07-21T14:43:52.999750724</dc:date>
    <meta:editing-duration>PT1H23M20S</meta:editing-duration>
    <meta:editing-cycles>4</meta:editing-cycles>
    <meta:generator>LibreOffice/4.3.7.2$Linux_X86_64 LibreOffice_project/430$Build-2</meta:generator>
    <meta:document-statistic meta:object-count="37"/>
  </office:meta>
</office:document-meta>
</file>